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Falls Church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136">
            <text:p>136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61">
            <text:p>6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102">
            <text:p>102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21">
            <text:p>21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31">
            <text:p>131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385">
            <text:p>385</text:p>
          </table:table-cell>
          <table:table-cell table:style-name="ce22" office:value-type="float" office:value="40">
            <text:p>40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521">
            <text:p>521</text:p>
          </table:table-cell>
          <table:table-cell table:style-name="ce22" office:value-type="float" office:value="47">
            <text:p>47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